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54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0.989in"/>
    </style:style>
    <style:style style:name="co5" style:family="table-column">
      <style:table-column-properties fo:break-before="auto" style:column-width="0.722in"/>
    </style:style>
    <style:style style:name="co6" style:family="table-column">
      <style:table-column-properties fo:break-before="auto" style:column-width="0.6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6819in" fo:break-before="auto" style:use-optimal-row-height="false"/>
    </style:style>
    <style:style style:name="ro2" style:family="table-row">
      <style:table-row-properties style:row-height="0.18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jd_from_badi_dat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Badi Date</text:p>
          </table:table-cell>
          <table:table-cell table:style-name="ce1" office:value-type="string" calcext:value-type="string">
            <text:p>Badi JD</text:p>
          </table:table-cell>
          <table:table-cell table:style-name="ce1" office:value-type="string" calcext:value-type="string">
            <text:p>Gregorian Date</text:p>
          </table:table-cell>
          <table:table-cell table:style-name="ce1" office:value-type="string" calcext:value-type="string">
            <text:p>Gregorian JD</text:p>
          </table:table-cell>
          <table:table-cell table:style-name="ce1" office:value-type="string" calcext:value-type="string">
            <text:p>Approx Years</text:p>
          </table:table-cell>
          <table:table-cell table:style-name="ce1" office:value-type="string" calcext:value-type="string">
            <text:p>Floor of Approx Years</text:p>
          </table:table-cell>
          <table:table-cell table:style-name="ce1" office:value-type="string" calcext:value-type="string">
            <text:p>Plus or Minus 1 year</text:p>
          </table:table-cell>
          <table:table-cell table:style-name="ce1" table:number-columns-repeated="1017"/>
        </table:table-row>
        <table:table-row table:style-name="ro2">
          <table:table-cell table:style-name="Default" office:value-type="string" calcext:value-type="string">
            <text:p>-259-10-10T00:00:00</text:p>
          </table:table-cell>
          <table:table-cell office:value-type="float" office:value="2299683.5" calcext:value-type="float">
            <text:p>2299683.5</text:p>
          </table:table-cell>
          <table:table-cell office:value-type="string" calcext:value-type="string">
            <text:p>1584-30-20T00:00:00</text:p>
          </table:table-cell>
          <table:table-cell office:value-type="float" office:value="2299682.5" calcext:value-type="float">
            <text:p>2299682.5</text:p>
          </table:table-cell>
          <table:table-cell office:value-type="float" office:value="-94962.96914" calcext:value-type="float">
            <text:p>-94962.96914</text:p>
          </table:table-cell>
          <table:table-cell office:value-type="float" office:value="-94963" calcext:value-type="float">
            <text:p>-949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6-10-10T00:00:00</text:p>
          </table:table-cell>
          <table:table-cell office:value-type="float" office:value="2304431.5" calcext:value-type="float">
            <text:p>2304431.5</text:p>
          </table:table-cell>
          <table:table-cell office:value-type="string" calcext:value-type="string">
            <text:p>1597-30-20T00:00:00</text:p>
          </table:table-cell>
          <table:table-cell office:value-type="float" office:value="2304430.5" calcext:value-type="float">
            <text:p>2304430.5</text:p>
          </table:table-cell>
          <table:table-cell office:value-type="float" office:value="-90214.820683" calcext:value-type="float">
            <text:p>-90214.820683</text:p>
          </table:table-cell>
          <table:table-cell office:value-type="float" office:value="-90215" calcext:value-type="float">
            <text:p>-90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2-10-10T00:00:00</text:p>
          </table:table-cell>
          <table:table-cell office:value-type="float" office:value="2305892.5" calcext:value-type="float">
            <text:p>2305892.5</text:p>
          </table:table-cell>
          <table:table-cell office:value-type="string" calcext:value-type="string">
            <text:p>1601-30-20T00:00:00</text:p>
          </table:table-cell>
          <table:table-cell office:value-type="float" office:value="2305891.5" calcext:value-type="float">
            <text:p>2305891.5</text:p>
          </table:table-cell>
          <table:table-cell office:value-type="float" office:value="-88753.851927" calcext:value-type="float">
            <text:p>-88753.851927</text:p>
          </table:table-cell>
          <table:table-cell office:value-type="float" office:value="-88754" calcext:value-type="float">
            <text:p>-887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8-10-10T00:00:00</text:p>
          </table:table-cell>
          <table:table-cell office:value-type="float" office:value="2307353.5" calcext:value-type="float">
            <text:p>2307353.5</text:p>
          </table:table-cell>
          <table:table-cell office:value-type="string" calcext:value-type="string">
            <text:p>1605-30-20T00:00:00</text:p>
          </table:table-cell>
          <table:table-cell office:value-type="float" office:value="2307352.5" calcext:value-type="float">
            <text:p>2307352.5</text:p>
          </table:table-cell>
          <table:table-cell office:value-type="float" office:value="-87292.883171" calcext:value-type="float">
            <text:p>-87292.883171</text:p>
          </table:table-cell>
          <table:table-cell office:value-type="float" office:value="-87293" calcext:value-type="float">
            <text:p>-872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4-10-10T00:00:00</text:p>
          </table:table-cell>
          <table:table-cell office:value-type="float" office:value="2308814.5" calcext:value-type="float">
            <text:p>2308814.5</text:p>
          </table:table-cell>
          <table:table-cell office:value-type="string" calcext:value-type="string">
            <text:p>1609-30-20T00:00:00</text:p>
          </table:table-cell>
          <table:table-cell office:value-type="float" office:value="2308813.5" calcext:value-type="float">
            <text:p>2308813.5</text:p>
          </table:table-cell>
          <table:table-cell office:value-type="float" office:value="-85831.914415" calcext:value-type="float">
            <text:p>-85831.914415</text:p>
          </table:table-cell>
          <table:table-cell office:value-type="float" office:value="-85832" calcext:value-type="float">
            <text:p>-858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0-10-10T00:00:00</text:p>
          </table:table-cell>
          <table:table-cell office:value-type="float" office:value="2310275.5" calcext:value-type="float">
            <text:p>2310275.5</text:p>
          </table:table-cell>
          <table:table-cell office:value-type="string" calcext:value-type="string">
            <text:p>1613-30-20T00:00:00</text:p>
          </table:table-cell>
          <table:table-cell office:value-type="float" office:value="2310274.5" calcext:value-type="float">
            <text:p>2310274.5</text:p>
          </table:table-cell>
          <table:table-cell office:value-type="float" office:value="-84370.945659" calcext:value-type="float">
            <text:p>-84370.945659</text:p>
          </table:table-cell>
          <table:table-cell office:value-type="float" office:value="-84371" calcext:value-type="float">
            <text:p>-843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6-10-10T00:00:00</text:p>
          </table:table-cell>
          <table:table-cell office:value-type="float" office:value="2311736.5" calcext:value-type="float">
            <text:p>2311736.5</text:p>
          </table:table-cell>
          <table:table-cell office:value-type="string" calcext:value-type="string">
            <text:p>1617-30-20T00:00:00</text:p>
          </table:table-cell>
          <table:table-cell office:value-type="float" office:value="2311735.5" calcext:value-type="float">
            <text:p>2311735.5</text:p>
          </table:table-cell>
          <table:table-cell office:value-type="float" office:value="-82909.976903" calcext:value-type="float">
            <text:p>-82909.976903</text:p>
          </table:table-cell>
          <table:table-cell office:value-type="float" office:value="-82910" calcext:value-type="float">
            <text:p>-829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3-10-10T00:00:00</text:p>
          </table:table-cell>
          <table:table-cell office:value-type="float" office:value="2316484.5" calcext:value-type="float">
            <text:p>2316484.5</text:p>
          </table:table-cell>
          <table:table-cell office:value-type="string" calcext:value-type="string">
            <text:p>1630-30-20T00:00:00</text:p>
          </table:table-cell>
          <table:table-cell office:value-type="float" office:value="2316483.5" calcext:value-type="float">
            <text:p>2316483.5</text:p>
          </table:table-cell>
          <table:table-cell office:value-type="float" office:value="-78161.828446" calcext:value-type="float">
            <text:p>-78161.828446</text:p>
          </table:table-cell>
          <table:table-cell office:value-type="float" office:value="-78162" calcext:value-type="float">
            <text:p>-781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9-10-10T00:00:00</text:p>
          </table:table-cell>
          <table:table-cell office:value-type="float" office:value="2317945.5" calcext:value-type="float">
            <text:p>2317945.5</text:p>
          </table:table-cell>
          <table:table-cell office:value-type="string" calcext:value-type="string">
            <text:p>1634-30-20T00:00:00</text:p>
          </table:table-cell>
          <table:table-cell office:value-type="float" office:value="2317944.5" calcext:value-type="float">
            <text:p>2317944.5</text:p>
          </table:table-cell>
          <table:table-cell office:value-type="float" office:value="-76700.85969" calcext:value-type="float">
            <text:p>-76700.85969</text:p>
          </table:table-cell>
          <table:table-cell office:value-type="float" office:value="-76701" calcext:value-type="float">
            <text:p>-767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5-10-10T00:00:00</text:p>
          </table:table-cell>
          <table:table-cell office:value-type="float" office:value="2319406.5" calcext:value-type="float">
            <text:p>2319406.5</text:p>
          </table:table-cell>
          <table:table-cell office:value-type="string" calcext:value-type="string">
            <text:p>1638-30-20T00:00:00</text:p>
          </table:table-cell>
          <table:table-cell office:value-type="float" office:value="2319405.5" calcext:value-type="float">
            <text:p>2319405.5</text:p>
          </table:table-cell>
          <table:table-cell office:value-type="float" office:value="-75239.890934" calcext:value-type="float">
            <text:p>-75239.890934</text:p>
          </table:table-cell>
          <table:table-cell office:value-type="float" office:value="-75240" calcext:value-type="float">
            <text:p>-75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1-10-10T00:00:00</text:p>
          </table:table-cell>
          <table:table-cell office:value-type="float" office:value="2320867.5" calcext:value-type="float">
            <text:p>2320867.5</text:p>
          </table:table-cell>
          <table:table-cell office:value-type="string" calcext:value-type="string">
            <text:p>1642-30-20T00:00:00</text:p>
          </table:table-cell>
          <table:table-cell office:value-type="float" office:value="2320866.5" calcext:value-type="float">
            <text:p>2320866.5</text:p>
          </table:table-cell>
          <table:table-cell office:value-type="float" office:value="-73778.922178" calcext:value-type="float">
            <text:p>-73778.922178</text:p>
          </table:table-cell>
          <table:table-cell office:value-type="float" office:value="-73779" calcext:value-type="float">
            <text:p>-737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7-10-10T00:00:00</text:p>
          </table:table-cell>
          <table:table-cell office:value-type="float" office:value="2322328.5" calcext:value-type="float">
            <text:p>2322328.5</text:p>
          </table:table-cell>
          <table:table-cell office:value-type="string" calcext:value-type="string">
            <text:p>1646-30-20T00:00:00</text:p>
          </table:table-cell>
          <table:table-cell office:value-type="float" office:value="2322327.5" calcext:value-type="float">
            <text:p>2322327.5</text:p>
          </table:table-cell>
          <table:table-cell office:value-type="float" office:value="-72317.953422" calcext:value-type="float">
            <text:p>-72317.953422</text:p>
          </table:table-cell>
          <table:table-cell office:value-type="float" office:value="-72318" calcext:value-type="float">
            <text:p>-723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3-10-10T00:00:00</text:p>
          </table:table-cell>
          <table:table-cell office:value-type="float" office:value="2323789.5" calcext:value-type="float">
            <text:p>2323789.5</text:p>
          </table:table-cell>
          <table:table-cell office:value-type="string" calcext:value-type="string">
            <text:p>1650-30-20T00:00:00</text:p>
          </table:table-cell>
          <table:table-cell office:value-type="float" office:value="2323788.5" calcext:value-type="float">
            <text:p>2323788.5</text:p>
          </table:table-cell>
          <table:table-cell office:value-type="float" office:value="-70856.984666" calcext:value-type="float">
            <text:p>-70856.984666</text:p>
          </table:table-cell>
          <table:table-cell office:value-type="float" office:value="-70857" calcext:value-type="float">
            <text:p>-708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0-10-10T00:00:00</text:p>
          </table:table-cell>
          <table:table-cell office:value-type="float" office:value="2328537.5" calcext:value-type="float">
            <text:p>2328537.5</text:p>
          </table:table-cell>
          <table:table-cell office:value-type="string" calcext:value-type="string">
            <text:p>1663-30-20T00:00:00</text:p>
          </table:table-cell>
          <table:table-cell office:value-type="float" office:value="2328536.5" calcext:value-type="float">
            <text:p>2328536.5</text:p>
          </table:table-cell>
          <table:table-cell office:value-type="float" office:value="-66108.836209" calcext:value-type="float">
            <text:p>-66108.836209</text:p>
          </table:table-cell>
          <table:table-cell office:value-type="float" office:value="-66109" calcext:value-type="float">
            <text:p>-661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6-10-10T00:00:00</text:p>
          </table:table-cell>
          <table:table-cell office:value-type="float" office:value="2329998.5" calcext:value-type="float">
            <text:p>2329998.5</text:p>
          </table:table-cell>
          <table:table-cell office:value-type="string" calcext:value-type="string">
            <text:p>1667-30-20T00:00:00</text:p>
          </table:table-cell>
          <table:table-cell office:value-type="float" office:value="2329997.5" calcext:value-type="float">
            <text:p>2329997.5</text:p>
          </table:table-cell>
          <table:table-cell office:value-type="float" office:value="-64647.867453" calcext:value-type="float">
            <text:p>-64647.867453</text:p>
          </table:table-cell>
          <table:table-cell office:value-type="float" office:value="-64648" calcext:value-type="float">
            <text:p>-646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2-10-10T00:00:00</text:p>
          </table:table-cell>
          <table:table-cell office:value-type="float" office:value="2331459.5" calcext:value-type="float">
            <text:p>2331459.5</text:p>
          </table:table-cell>
          <table:table-cell office:value-type="string" calcext:value-type="string">
            <text:p>1671-30-20T00:00:00</text:p>
          </table:table-cell>
          <table:table-cell office:value-type="float" office:value="2331458.5" calcext:value-type="float">
            <text:p>2331458.5</text:p>
          </table:table-cell>
          <table:table-cell office:value-type="float" office:value="-63186.898697" calcext:value-type="float">
            <text:p>-63186.898697</text:p>
          </table:table-cell>
          <table:table-cell office:value-type="float" office:value="-63187" calcext:value-type="float">
            <text:p>-63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8-10-10T00:00:00</text:p>
          </table:table-cell>
          <table:table-cell office:value-type="float" office:value="2332920.5" calcext:value-type="float">
            <text:p>2332920.5</text:p>
          </table:table-cell>
          <table:table-cell office:value-type="string" calcext:value-type="string">
            <text:p>1675-30-20T00:00:00</text:p>
          </table:table-cell>
          <table:table-cell office:value-type="float" office:value="2332919.5" calcext:value-type="float">
            <text:p>2332919.5</text:p>
          </table:table-cell>
          <table:table-cell office:value-type="float" office:value="-61725.929941" calcext:value-type="float">
            <text:p>-61725.929941</text:p>
          </table:table-cell>
          <table:table-cell office:value-type="float" office:value="-61726" calcext:value-type="float">
            <text:p>-617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4-10-10T00:00:00</text:p>
          </table:table-cell>
          <table:table-cell office:value-type="float" office:value="2334381.5" calcext:value-type="float">
            <text:p>2334381.5</text:p>
          </table:table-cell>
          <table:table-cell office:value-type="string" calcext:value-type="string">
            <text:p>1679-30-20T00:00:00</text:p>
          </table:table-cell>
          <table:table-cell office:value-type="float" office:value="2334380.5" calcext:value-type="float">
            <text:p>2334380.5</text:p>
          </table:table-cell>
          <table:table-cell office:value-type="float" office:value="-60264.961185" calcext:value-type="float">
            <text:p>-60264.961185</text:p>
          </table:table-cell>
          <table:table-cell office:value-type="float" office:value="-60265" calcext:value-type="float">
            <text:p>-60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0-10-10T00:00:00</text:p>
          </table:table-cell>
          <table:table-cell office:value-type="float" office:value="2335842.5" calcext:value-type="float">
            <text:p>2335842.5</text:p>
          </table:table-cell>
          <table:table-cell office:value-type="string" calcext:value-type="string">
            <text:p>1683-30-20T00:00:00</text:p>
          </table:table-cell>
          <table:table-cell office:value-type="float" office:value="2335841.5" calcext:value-type="float">
            <text:p>2335841.5</text:p>
          </table:table-cell>
          <table:table-cell office:value-type="float" office:value="-58803.992429" calcext:value-type="float">
            <text:p>-58803.992429</text:p>
          </table:table-cell>
          <table:table-cell office:value-type="float" office:value="-58804" calcext:value-type="float">
            <text:p>-588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7-10-10T00:00:00</text:p>
          </table:table-cell>
          <table:table-cell office:value-type="float" office:value="2340590.5" calcext:value-type="float">
            <text:p>2340590.5</text:p>
          </table:table-cell>
          <table:table-cell office:value-type="string" calcext:value-type="string">
            <text:p>1696-30-19T00:00:00</text:p>
          </table:table-cell>
          <table:table-cell office:value-type="float" office:value="2340589.5" calcext:value-type="float">
            <text:p>2340589.5</text:p>
          </table:table-cell>
          <table:table-cell office:value-type="float" office:value="-54055.843972" calcext:value-type="float">
            <text:p>-54055.843972</text:p>
          </table:table-cell>
          <table:table-cell office:value-type="float" office:value="-54056" calcext:value-type="float">
            <text:p>-540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3-10-10T00:00:00</text:p>
          </table:table-cell>
          <table:table-cell office:value-type="float" office:value="2342051.5" calcext:value-type="float">
            <text:p>2342051.5</text:p>
          </table:table-cell>
          <table:table-cell office:value-type="string" calcext:value-type="string">
            <text:p>1700-30-20T00:00:00</text:p>
          </table:table-cell>
          <table:table-cell office:value-type="float" office:value="2342050.5" calcext:value-type="float">
            <text:p>2342050.5</text:p>
          </table:table-cell>
          <table:table-cell office:value-type="float" office:value="-52594.875216" calcext:value-type="float">
            <text:p>-52594.875216</text:p>
          </table:table-cell>
          <table:table-cell office:value-type="float" office:value="-52595" calcext:value-type="float">
            <text:p>-525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9-10-10T00:00:00</text:p>
          </table:table-cell>
          <table:table-cell office:value-type="float" office:value="2343512.5" calcext:value-type="float">
            <text:p>2343512.5</text:p>
          </table:table-cell>
          <table:table-cell office:value-type="string" calcext:value-type="string">
            <text:p>1704-30-20T00:00:00</text:p>
          </table:table-cell>
          <table:table-cell office:value-type="float" office:value="2343511.5" calcext:value-type="float">
            <text:p>2343511.5</text:p>
          </table:table-cell>
          <table:table-cell office:value-type="float" office:value="-51133.90646" calcext:value-type="float">
            <text:p>-51133.90646</text:p>
          </table:table-cell>
          <table:table-cell office:value-type="float" office:value="-51134" calcext:value-type="float">
            <text:p>-51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5-10-10T00:00:00</text:p>
          </table:table-cell>
          <table:table-cell office:value-type="float" office:value="2344973.5" calcext:value-type="float">
            <text:p>2344973.5</text:p>
          </table:table-cell>
          <table:table-cell office:value-type="string" calcext:value-type="string">
            <text:p>1708-30-20T00:00:00</text:p>
          </table:table-cell>
          <table:table-cell office:value-type="float" office:value="2344972.5" calcext:value-type="float">
            <text:p>2344972.5</text:p>
          </table:table-cell>
          <table:table-cell office:value-type="float" office:value="-49672.937704" calcext:value-type="float">
            <text:p>-49672.937704</text:p>
          </table:table-cell>
          <table:table-cell office:value-type="float" office:value="-49673" calcext:value-type="float">
            <text:p>-496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1-10-10T00:00:00</text:p>
          </table:table-cell>
          <table:table-cell office:value-type="float" office:value="2346434.5" calcext:value-type="float">
            <text:p>2346434.5</text:p>
          </table:table-cell>
          <table:table-cell office:value-type="string" calcext:value-type="string">
            <text:p>1712-30-20T00:00:00</text:p>
          </table:table-cell>
          <table:table-cell office:value-type="float" office:value="2346433.5" calcext:value-type="float">
            <text:p>2346433.5</text:p>
          </table:table-cell>
          <table:table-cell office:value-type="float" office:value="-48211.968948" calcext:value-type="float">
            <text:p>-48211.968948</text:p>
          </table:table-cell>
          <table:table-cell office:value-type="float" office:value="-48212" calcext:value-type="float">
            <text:p>-48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4-10-10T00:00:00</text:p>
          </table:table-cell>
          <table:table-cell office:value-type="float" office:value="2352643.5" calcext:value-type="float">
            <text:p>2352643.5</text:p>
          </table:table-cell>
          <table:table-cell office:value-type="string" calcext:value-type="string">
            <text:p>1729-30-20T00:00:00</text:p>
          </table:table-cell>
          <table:table-cell office:value-type="float" office:value="2352642.5" calcext:value-type="float">
            <text:p>2352642.5</text:p>
          </table:table-cell>
          <table:table-cell office:value-type="float" office:value="-42002.851735" calcext:value-type="float">
            <text:p>-42002.851735</text:p>
          </table:table-cell>
          <table:table-cell office:value-type="float" office:value="-42003" calcext:value-type="float">
            <text:p>-420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0-10-10T00:00:00</text:p>
          </table:table-cell>
          <table:table-cell office:value-type="float" office:value="2354104.5" calcext:value-type="float">
            <text:p>2354104.5</text:p>
          </table:table-cell>
          <table:table-cell office:value-type="string" calcext:value-type="string">
            <text:p>1733-30-20T00:00:00</text:p>
          </table:table-cell>
          <table:table-cell office:value-type="float" office:value="2354103.5" calcext:value-type="float">
            <text:p>2354103.5</text:p>
          </table:table-cell>
          <table:table-cell office:value-type="float" office:value="-40541.882979" calcext:value-type="float">
            <text:p>-40541.882979</text:p>
          </table:table-cell>
          <table:table-cell office:value-type="float" office:value="-40542" calcext:value-type="float">
            <text:p>-405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6-10-10T00:00:00</text:p>
          </table:table-cell>
          <table:table-cell office:value-type="float" office:value="2355565.5" calcext:value-type="float">
            <text:p>2355565.5</text:p>
          </table:table-cell>
          <table:table-cell office:value-type="string" calcext:value-type="string">
            <text:p>1737-30-20T00:00:00</text:p>
          </table:table-cell>
          <table:table-cell office:value-type="float" office:value="2355564.5" calcext:value-type="float">
            <text:p>2355564.5</text:p>
          </table:table-cell>
          <table:table-cell office:value-type="float" office:value="-39080.914223" calcext:value-type="float">
            <text:p>-39080.914223</text:p>
          </table:table-cell>
          <table:table-cell office:value-type="float" office:value="-39081" calcext:value-type="float">
            <text:p>-390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2-10-10T00:00:00</text:p>
          </table:table-cell>
          <table:table-cell office:value-type="float" office:value="2357026.5" calcext:value-type="float">
            <text:p>2357026.5</text:p>
          </table:table-cell>
          <table:table-cell office:value-type="string" calcext:value-type="string">
            <text:p>1741-30-20T00:00:00</text:p>
          </table:table-cell>
          <table:table-cell office:value-type="float" office:value="2357025.5" calcext:value-type="float">
            <text:p>2357025.5</text:p>
          </table:table-cell>
          <table:table-cell office:value-type="float" office:value="-37619.945467" calcext:value-type="float">
            <text:p>-37619.945467</text:p>
          </table:table-cell>
          <table:table-cell office:value-type="float" office:value="-37620" calcext:value-type="float">
            <text:p>-376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8-10-10T00:00:00</text:p>
          </table:table-cell>
          <table:table-cell office:value-type="float" office:value="2358487.5" calcext:value-type="float">
            <text:p>2358487.5</text:p>
          </table:table-cell>
          <table:table-cell office:value-type="string" calcext:value-type="string">
            <text:p>1745-30-20T00:00:00</text:p>
          </table:table-cell>
          <table:table-cell office:value-type="float" office:value="2358486.5" calcext:value-type="float">
            <text:p>2358486.5</text:p>
          </table:table-cell>
          <table:table-cell office:value-type="float" office:value="-36158.976711" calcext:value-type="float">
            <text:p>-36158.976711</text:p>
          </table:table-cell>
          <table:table-cell office:value-type="float" office:value="-36159" calcext:value-type="float">
            <text:p>-361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9-10-10T00:00:00</text:p>
          </table:table-cell>
          <table:table-cell office:value-type="float" office:value="2361774.5" calcext:value-type="float">
            <text:p>2361774.5</text:p>
          </table:table-cell>
          <table:table-cell office:value-type="string" calcext:value-type="string">
            <text:p>1754-30-20T00:00:00</text:p>
          </table:table-cell>
          <table:table-cell office:value-type="float" office:value="2361773.5" calcext:value-type="float">
            <text:p>2361773.5</text:p>
          </table:table-cell>
          <table:table-cell office:value-type="float" office:value="-32871.79701" calcext:value-type="float">
            <text:p>-32871.79701</text:p>
          </table:table-cell>
          <table:table-cell office:value-type="float" office:value="-32872" calcext:value-type="float">
            <text:p>-328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1-10-10T00:00:00</text:p>
          </table:table-cell>
          <table:table-cell office:value-type="float" office:value="2364696.5" calcext:value-type="float">
            <text:p>2364696.5</text:p>
          </table:table-cell>
          <table:table-cell office:value-type="string" calcext:value-type="string">
            <text:p>1762-30-20T00:00:00</text:p>
          </table:table-cell>
          <table:table-cell office:value-type="float" office:value="2364695.5" calcext:value-type="float">
            <text:p>2364695.5</text:p>
          </table:table-cell>
          <table:table-cell office:value-type="float" office:value="-29949.859498" calcext:value-type="float">
            <text:p>-29949.859498</text:p>
          </table:table-cell>
          <table:table-cell office:value-type="float" office:value="-29950" calcext:value-type="float">
            <text:p>-299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7-10-10T00:00:00</text:p>
          </table:table-cell>
          <table:table-cell office:value-type="float" office:value="2366157.5" calcext:value-type="float">
            <text:p>2366157.5</text:p>
          </table:table-cell>
          <table:table-cell office:value-type="string" calcext:value-type="string">
            <text:p>1766-30-20T00:00:00</text:p>
          </table:table-cell>
          <table:table-cell office:value-type="float" office:value="2366156.5" calcext:value-type="float">
            <text:p>2366156.5</text:p>
          </table:table-cell>
          <table:table-cell office:value-type="float" office:value="-28488.890742" calcext:value-type="float">
            <text:p>-28488.890742</text:p>
          </table:table-cell>
          <table:table-cell office:value-type="float" office:value="-28489" calcext:value-type="float">
            <text:p>-28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3-10-10T00:00:00</text:p>
          </table:table-cell>
          <table:table-cell office:value-type="float" office:value="2367618.5" calcext:value-type="float">
            <text:p>2367618.5</text:p>
          </table:table-cell>
          <table:table-cell office:value-type="string" calcext:value-type="string">
            <text:p>1770-30-20T00:00:00</text:p>
          </table:table-cell>
          <table:table-cell office:value-type="float" office:value="2367617.5" calcext:value-type="float">
            <text:p>2367617.5</text:p>
          </table:table-cell>
          <table:table-cell office:value-type="float" office:value="-27027.921986" calcext:value-type="float">
            <text:p>-27027.921986</text:p>
          </table:table-cell>
          <table:table-cell office:value-type="float" office:value="-27028" calcext:value-type="float">
            <text:p>-270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9-10-10T00:00:00</text:p>
          </table:table-cell>
          <table:table-cell office:value-type="float" office:value="2369079.5" calcext:value-type="float">
            <text:p>2369079.5</text:p>
          </table:table-cell>
          <table:table-cell office:value-type="string" calcext:value-type="string">
            <text:p>1774-30-20T00:00:00</text:p>
          </table:table-cell>
          <table:table-cell office:value-type="float" office:value="2369078.5" calcext:value-type="float">
            <text:p>2369078.5</text:p>
          </table:table-cell>
          <table:table-cell office:value-type="float" office:value="-25566.95323" calcext:value-type="float">
            <text:p>-25566.95323</text:p>
          </table:table-cell>
          <table:table-cell office:value-type="float" office:value="-25567" calcext:value-type="float">
            <text:p>-255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5-10-10T00:00:00</text:p>
          </table:table-cell>
          <table:table-cell office:value-type="float" office:value="2370540.5" calcext:value-type="float">
            <text:p>2370540.5</text:p>
          </table:table-cell>
          <table:table-cell office:value-type="string" calcext:value-type="string">
            <text:p>1778-30-20T00:00:00</text:p>
          </table:table-cell>
          <table:table-cell office:value-type="float" office:value="2370539.5" calcext:value-type="float">
            <text:p>2370539.5</text:p>
          </table:table-cell>
          <table:table-cell office:value-type="float" office:value="-24105.984474" calcext:value-type="float">
            <text:p>-24105.984474</text:p>
          </table:table-cell>
          <table:table-cell office:value-type="float" office:value="-24106" calcext:value-type="float">
            <text:p>-241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8-10-10T00:00:00</text:p>
          </table:table-cell>
          <table:table-cell office:value-type="float" office:value="2376749.5" calcext:value-type="float">
            <text:p>2376749.5</text:p>
          </table:table-cell>
          <table:table-cell office:value-type="string" calcext:value-type="string">
            <text:p>1795-30-20T00:00:00</text:p>
          </table:table-cell>
          <table:table-cell office:value-type="float" office:value="2376748.5" calcext:value-type="float">
            <text:p>2376748.5</text:p>
          </table:table-cell>
          <table:table-cell office:value-type="float" office:value="-17896.867261" calcext:value-type="float">
            <text:p>-17896.867261</text:p>
          </table:table-cell>
          <table:table-cell office:value-type="float" office:value="-17897" calcext:value-type="float">
            <text:p>-178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4-10-10T00:00:00</text:p>
          </table:table-cell>
          <table:table-cell office:value-type="float" office:value="2378210.5" calcext:value-type="float">
            <text:p>2378210.5</text:p>
          </table:table-cell>
          <table:table-cell office:value-type="string" calcext:value-type="string">
            <text:p>1799-30-20T00:00:00</text:p>
          </table:table-cell>
          <table:table-cell office:value-type="float" office:value="2378209.5" calcext:value-type="float">
            <text:p>2378209.5</text:p>
          </table:table-cell>
          <table:table-cell office:value-type="float" office:value="-16435.898505" calcext:value-type="float">
            <text:p>-16435.898505</text:p>
          </table:table-cell>
          <table:table-cell office:value-type="float" office:value="-16436" calcext:value-type="float">
            <text:p>-164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0-10-10T00:00:00</text:p>
          </table:table-cell>
          <table:table-cell office:value-type="float" office:value="2379671.5" calcext:value-type="float">
            <text:p>2379671.5</text:p>
          </table:table-cell>
          <table:table-cell office:value-type="string" calcext:value-type="string">
            <text:p>1803-30-21T00:00:00</text:p>
          </table:table-cell>
          <table:table-cell office:value-type="float" office:value="2379670.5" calcext:value-type="float">
            <text:p>2379670.5</text:p>
          </table:table-cell>
          <table:table-cell office:value-type="float" office:value="-14974.929749" calcext:value-type="float">
            <text:p>-14974.929749</text:p>
          </table:table-cell>
          <table:table-cell office:value-type="float" office:value="-14975" calcext:value-type="float">
            <text:p>-149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6-10-10T00:00:00</text:p>
          </table:table-cell>
          <table:table-cell office:value-type="float" office:value="2381132.5" calcext:value-type="float">
            <text:p>2381132.5</text:p>
          </table:table-cell>
          <table:table-cell office:value-type="string" calcext:value-type="string">
            <text:p>1807-30-21T00:00:00</text:p>
          </table:table-cell>
          <table:table-cell office:value-type="float" office:value="2381131.5" calcext:value-type="float">
            <text:p>2381131.5</text:p>
          </table:table-cell>
          <table:table-cell office:value-type="float" office:value="-13513.960993" calcext:value-type="float">
            <text:p>-13513.960993</text:p>
          </table:table-cell>
          <table:table-cell office:value-type="float" office:value="-13514" calcext:value-type="float">
            <text:p>-135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-10-10T00:00:00</text:p>
          </table:table-cell>
          <table:table-cell office:value-type="float" office:value="2382593.5" calcext:value-type="float">
            <text:p>2382593.5</text:p>
          </table:table-cell>
          <table:table-cell office:value-type="string" calcext:value-type="string">
            <text:p>1811-30-21T00:00:00</text:p>
          </table:table-cell>
          <table:table-cell office:value-type="float" office:value="2382592.5" calcext:value-type="float">
            <text:p>2382592.5</text:p>
          </table:table-cell>
          <table:table-cell office:value-type="float" office:value="-12052.992237" calcext:value-type="float">
            <text:p>-12052.992237</text:p>
          </table:table-cell>
          <table:table-cell office:value-type="float" office:value="-12053" calcext:value-type="float">
            <text:p>-120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-10-10T00:00:00</text:p>
          </table:table-cell>
          <table:table-cell office:value-type="float" office:value="2388802.5" calcext:value-type="float">
            <text:p>2388802.5</text:p>
          </table:table-cell>
          <table:table-cell office:value-type="string" calcext:value-type="string">
            <text:p>1828-30-20T00:00:00</text:p>
          </table:table-cell>
          <table:table-cell office:value-type="float" office:value="2388801.5" calcext:value-type="float">
            <text:p>2388801.5</text:p>
          </table:table-cell>
          <table:table-cell office:value-type="float" office:value="-5843.875024" calcext:value-type="float">
            <text:p>-5843.875024</text:p>
          </table:table-cell>
          <table:table-cell office:value-type="float" office:value="-5844" calcext:value-type="float">
            <text:p>-58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-10-10T00:00:00</text:p>
          </table:table-cell>
          <table:table-cell office:value-type="float" office:value="2390263.5" calcext:value-type="float">
            <text:p>2390263.5</text:p>
          </table:table-cell>
          <table:table-cell office:value-type="string" calcext:value-type="string">
            <text:p>1832-30-20T00:00:00</text:p>
          </table:table-cell>
          <table:table-cell office:value-type="float" office:value="2390262.5" calcext:value-type="float">
            <text:p>2390262.5</text:p>
          </table:table-cell>
          <table:table-cell office:value-type="float" office:value="-4382.906268" calcext:value-type="float">
            <text:p>-4382.906268</text:p>
          </table:table-cell>
          <table:table-cell office:value-type="float" office:value="-4383" calcext:value-type="float">
            <text:p>-4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-10-10T00:00:00</text:p>
          </table:table-cell>
          <table:table-cell office:value-type="float" office:value="2391724.5" calcext:value-type="float">
            <text:p>2391724.5</text:p>
          </table:table-cell>
          <table:table-cell office:value-type="string" calcext:value-type="string">
            <text:p>1836-30-20T00:00:00</text:p>
          </table:table-cell>
          <table:table-cell office:value-type="float" office:value="2391723.5" calcext:value-type="float">
            <text:p>2391723.5</text:p>
          </table:table-cell>
          <table:table-cell office:value-type="float" office:value="-2921.937512" calcext:value-type="float">
            <text:p>-2921.937512</text:p>
          </table:table-cell>
          <table:table-cell office:value-type="float" office:value="-2922" calcext:value-type="float">
            <text:p>-29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-10-10T00:00:00</text:p>
          </table:table-cell>
          <table:table-cell office:value-type="float" office:value="2393185.5" calcext:value-type="float">
            <text:p>2393185.5</text:p>
          </table:table-cell>
          <table:table-cell office:value-type="string" calcext:value-type="string">
            <text:p>1840-30-20T00:00:00</text:p>
          </table:table-cell>
          <table:table-cell office:value-type="float" office:value="2393184.5" calcext:value-type="float">
            <text:p>2393184.5</text:p>
          </table:table-cell>
          <table:table-cell office:value-type="float" office:value="-1460.968756" calcext:value-type="float">
            <text:p>-1460.968756</text:p>
          </table:table-cell>
          <table:table-cell office:value-type="float" office:value="-1461" calcext:value-type="float">
            <text:p>-1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10-10T00:00:00</text:p>
          </table:table-cell>
          <table:table-cell office:value-type="float" office:value="2394646.5" calcext:value-type="float">
            <text:p>2394646.5</text:p>
          </table:table-cell>
          <table:table-cell office:value-type="string" calcext:value-type="string">
            <text:p>1844-30-20T00:00:00</text:p>
          </table:table-cell>
          <table:table-cell office:value-type="float" office:value="2394645.5" calcext:value-type="float">
            <text:p>23946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10-10T00:00:00</text:p>
          </table:table-cell>
          <table:table-cell office:value-type="float" office:value="2394647.261111" calcext:value-type="float">
            <text:p>2394647.261111</text:p>
          </table:table-cell>
          <table:table-cell office:value-type="string" calcext:value-type="string">
            <text:p>1844-30-20T00:00:00</text:p>
          </table:table-cell>
          <table:table-cell office:value-type="float" office:value="2394646.261111" calcext:value-type="float">
            <text:p>2394646.26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-10-10T00:00:00</text:p>
          </table:table-cell>
          <table:table-cell office:value-type="float" office:value="2400855.5" calcext:value-type="float">
            <text:p>2400855.5</text:p>
          </table:table-cell>
          <table:table-cell office:value-type="string" calcext:value-type="string">
            <text:p>1861-30-20T00:00:00</text:p>
          </table:table-cell>
          <table:table-cell office:value-type="float" office:value="2400854.5" calcext:value-type="float">
            <text:p>2400854.5</text:p>
          </table:table-cell>
          <table:table-cell office:value-type="float" office:value="6209.117213" calcext:value-type="float">
            <text:p>6209.117213</text:p>
          </table:table-cell>
          <table:table-cell office:value-type="float" office:value="6209" calcext:value-type="float">
            <text:p>6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-10-10T00:00:00</text:p>
          </table:table-cell>
          <table:table-cell office:value-type="float" office:value="2402316.5" calcext:value-type="float">
            <text:p>2402316.5</text:p>
          </table:table-cell>
          <table:table-cell office:value-type="string" calcext:value-type="string">
            <text:p>1865-30-20T00:00:00</text:p>
          </table:table-cell>
          <table:table-cell office:value-type="float" office:value="2402315.5" calcext:value-type="float">
            <text:p>2402315.5</text:p>
          </table:table-cell>
          <table:table-cell office:value-type="float" office:value="7670.085969" calcext:value-type="float">
            <text:p>7670.085969</text:p>
          </table:table-cell>
          <table:table-cell office:value-type="float" office:value="7670" calcext:value-type="float">
            <text:p>76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-10-10T00:00:00</text:p>
          </table:table-cell>
          <table:table-cell office:value-type="float" office:value="2403777.5" calcext:value-type="float">
            <text:p>2403777.5</text:p>
          </table:table-cell>
          <table:table-cell office:value-type="string" calcext:value-type="string">
            <text:p>1869-30-20T00:00:00</text:p>
          </table:table-cell>
          <table:table-cell office:value-type="float" office:value="2403776.5" calcext:value-type="float">
            <text:p>2403776.5</text:p>
          </table:table-cell>
          <table:table-cell office:value-type="float" office:value="9131.054725" calcext:value-type="float">
            <text:p>9131.054725</text:p>
          </table:table-cell>
          <table:table-cell office:value-type="float" office:value="9131" calcext:value-type="float">
            <text:p>91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-10-10T00:00:00</text:p>
          </table:table-cell>
          <table:table-cell office:value-type="float" office:value="2405238.5" calcext:value-type="float">
            <text:p>2405238.5</text:p>
          </table:table-cell>
          <table:table-cell office:value-type="string" calcext:value-type="string">
            <text:p>1873-30-20T00:00:00</text:p>
          </table:table-cell>
          <table:table-cell office:value-type="float" office:value="2405237.5" calcext:value-type="float">
            <text:p>2405237.5</text:p>
          </table:table-cell>
          <table:table-cell office:value-type="float" office:value="10592.023481" calcext:value-type="float">
            <text:p>10592.023481</text:p>
          </table:table-cell>
          <table:table-cell office:value-type="float" office:value="10592" calcext:value-type="float">
            <text:p>105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-10-10T00:00:00</text:p>
          </table:table-cell>
          <table:table-cell office:value-type="float" office:value="2414369.5" calcext:value-type="float">
            <text:p>2414369.5</text:p>
          </table:table-cell>
          <table:table-cell office:value-type="string" calcext:value-type="string">
            <text:p>1898-30-20T00:00:00</text:p>
          </table:table-cell>
          <table:table-cell office:value-type="float" office:value="2414368.5" calcext:value-type="float">
            <text:p>2414368.5</text:p>
          </table:table-cell>
          <table:table-cell office:value-type="float" office:value="19723.078206" calcext:value-type="float">
            <text:p>19723.078206</text:p>
          </table:table-cell>
          <table:table-cell office:value-type="float" office:value="19723" calcext:value-type="float">
            <text:p>197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-10-10T00:00:00</text:p>
          </table:table-cell>
          <table:table-cell office:value-type="float" office:value="2415830.5" calcext:value-type="float">
            <text:p>2415830.5</text:p>
          </table:table-cell>
          <table:table-cell office:value-type="string" calcext:value-type="string">
            <text:p>1902-30-21T00:00:00</text:p>
          </table:table-cell>
          <table:table-cell office:value-type="float" office:value="2415829.5" calcext:value-type="float">
            <text:p>2415829.5</text:p>
          </table:table-cell>
          <table:table-cell office:value-type="float" office:value="21184.046962" calcext:value-type="float">
            <text:p>21184.046962</text:p>
          </table:table-cell>
          <table:table-cell office:value-type="float" office:value="21184" calcext:value-type="float">
            <text:p>21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-10-10T00:00:00</text:p>
          </table:table-cell>
          <table:table-cell office:value-type="float" office:value="2417291.5" calcext:value-type="float">
            <text:p>2417291.5</text:p>
          </table:table-cell>
          <table:table-cell office:value-type="string" calcext:value-type="string">
            <text:p>1906-30-21T00:00:00</text:p>
          </table:table-cell>
          <table:table-cell office:value-type="float" office:value="2417290.5" calcext:value-type="float">
            <text:p>2417290.5</text:p>
          </table:table-cell>
          <table:table-cell office:value-type="float" office:value="22645.015718" calcext:value-type="float">
            <text:p>22645.015718</text:p>
          </table:table-cell>
          <table:table-cell office:value-type="float" office:value="22645" calcext:value-type="float">
            <text:p>226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-10-10T00:00:00</text:p>
          </table:table-cell>
          <table:table-cell office:value-type="float" office:value="2426422.5" calcext:value-type="float">
            <text:p>2426422.5</text:p>
          </table:table-cell>
          <table:table-cell office:value-type="string" calcext:value-type="string">
            <text:p>1931-30-21T00:00:00</text:p>
          </table:table-cell>
          <table:table-cell office:value-type="float" office:value="2426421.5" calcext:value-type="float">
            <text:p>2426421.5</text:p>
          </table:table-cell>
          <table:table-cell office:value-type="float" office:value="31776.070443" calcext:value-type="float">
            <text:p>31776.070443</text:p>
          </table:table-cell>
          <table:table-cell office:value-type="float" office:value="31776" calcext:value-type="float">
            <text:p>317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-10-10T00:00:00</text:p>
          </table:table-cell>
          <table:table-cell office:value-type="float" office:value="2427883.5" calcext:value-type="float">
            <text:p>2427883.5</text:p>
          </table:table-cell>
          <table:table-cell office:value-type="string" calcext:value-type="string">
            <text:p>1935-30-21T00:00:00</text:p>
          </table:table-cell>
          <table:table-cell office:value-type="float" office:value="2427882.5" calcext:value-type="float">
            <text:p>2427882.5</text:p>
          </table:table-cell>
          <table:table-cell office:value-type="float" office:value="33237.039199" calcext:value-type="float">
            <text:p>33237.039199</text:p>
          </table:table-cell>
          <table:table-cell office:value-type="float" office:value="33237" calcext:value-type="float">
            <text:p>33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-10-10T00:00:00</text:p>
          </table:table-cell>
          <table:table-cell office:value-type="float" office:value="2429344.5" calcext:value-type="float">
            <text:p>2429344.5</text:p>
          </table:table-cell>
          <table:table-cell office:value-type="string" calcext:value-type="string">
            <text:p>1939-30-21T00:00:00</text:p>
          </table:table-cell>
          <table:table-cell office:value-type="float" office:value="2429343.5" calcext:value-type="float">
            <text:p>2429343.5</text:p>
          </table:table-cell>
          <table:table-cell office:value-type="float" office:value="34698.007955" calcext:value-type="float">
            <text:p>34698.007955</text:p>
          </table:table-cell>
          <table:table-cell office:value-type="float" office:value="34698" calcext:value-type="float">
            <text:p>346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7-10-10T00:00:00</text:p>
          </table:table-cell>
          <table:table-cell office:value-type="float" office:value="2437014.5" calcext:value-type="float">
            <text:p>2437014.5</text:p>
          </table:table-cell>
          <table:table-cell office:value-type="string" calcext:value-type="string">
            <text:p>1960-30-20T00:00:00</text:p>
          </table:table-cell>
          <table:table-cell office:value-type="float" office:value="2437013.5" calcext:value-type="float">
            <text:p>2437013.5</text:p>
          </table:table-cell>
          <table:table-cell office:value-type="float" office:value="42368.093924" calcext:value-type="float">
            <text:p>42368.093924</text:p>
          </table:table-cell>
          <table:table-cell office:value-type="float" office:value="42368" calcext:value-type="float">
            <text:p>42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5-10-10T00:00:00</text:p>
          </table:table-cell>
          <table:table-cell office:value-type="float" office:value="2439936.5" calcext:value-type="float">
            <text:p>2439936.5</text:p>
          </table:table-cell>
          <table:table-cell office:value-type="string" calcext:value-type="string">
            <text:p>1968-30-20T00:00:00</text:p>
          </table:table-cell>
          <table:table-cell office:value-type="float" office:value="2439935.5" calcext:value-type="float">
            <text:p>2439935.5</text:p>
          </table:table-cell>
          <table:table-cell office:value-type="float" office:value="45290.031436" calcext:value-type="float">
            <text:p>45290.031436</text:p>
          </table:table-cell>
          <table:table-cell office:value-type="float" office:value="45290" calcext:value-type="float">
            <text:p>45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9-10-10T00:00:00</text:p>
          </table:table-cell>
          <table:table-cell office:value-type="float" office:value="2441397.5" calcext:value-type="float">
            <text:p>2441397.5</text:p>
          </table:table-cell>
          <table:table-cell office:value-type="string" calcext:value-type="string">
            <text:p>1972-30-20T00:00:00</text:p>
          </table:table-cell>
          <table:table-cell office:value-type="float" office:value="2441396.5" calcext:value-type="float">
            <text:p>2441396.5</text:p>
          </table:table-cell>
          <table:table-cell office:value-type="float" office:value="46751.000192" calcext:value-type="float">
            <text:p>46751.000192</text:p>
          </table:table-cell>
          <table:table-cell office:value-type="float" office:value="46751" calcext:value-type="float">
            <text:p>467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4-10-10T00:00:00</text:p>
          </table:table-cell>
          <table:table-cell office:value-type="float" office:value="2450528.5" calcext:value-type="float">
            <text:p>2450528.5</text:p>
          </table:table-cell>
          <table:table-cell office:value-type="string" calcext:value-type="string">
            <text:p>1997-30-20T00:00:00</text:p>
          </table:table-cell>
          <table:table-cell office:value-type="float" office:value="2450527.5" calcext:value-type="float">
            <text:p>2450527.5</text:p>
          </table:table-cell>
          <table:table-cell office:value-type="float" office:value="55882.054917" calcext:value-type="float">
            <text:p>55882.054917</text:p>
          </table:table-cell>
          <table:table-cell office:value-type="float" office:value="55882" calcext:value-type="float">
            <text:p>558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8-10-10T00:00:00</text:p>
          </table:table-cell>
          <table:table-cell office:value-type="float" office:value="2451989.5" calcext:value-type="float">
            <text:p>2451989.5</text:p>
          </table:table-cell>
          <table:table-cell office:value-type="string" calcext:value-type="string">
            <text:p>2001-30-20T00:00:00</text:p>
          </table:table-cell>
          <table:table-cell office:value-type="float" office:value="2451988.5" calcext:value-type="float">
            <text:p>2451988.5</text:p>
          </table:table-cell>
          <table:table-cell office:value-type="float" office:value="57343.023673" calcext:value-type="float">
            <text:p>57343.023673</text:p>
          </table:table-cell>
          <table:table-cell office:value-type="float" office:value="57343" calcext:value-type="float">
            <text:p>573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7-10-10T00:00:00</text:p>
          </table:table-cell>
          <table:table-cell office:value-type="float" office:value="2462581.5" calcext:value-type="float">
            <text:p>2462581.5</text:p>
          </table:table-cell>
          <table:table-cell office:value-type="string" calcext:value-type="string">
            <text:p>2030-30-20T00:00:00</text:p>
          </table:table-cell>
          <table:table-cell office:value-type="float" office:value="2462580.5" calcext:value-type="float">
            <text:p>2462580.5</text:p>
          </table:table-cell>
          <table:table-cell office:value-type="float" office:value="67935.047154" calcext:value-type="float">
            <text:p>67935.047154</text:p>
          </table:table-cell>
          <table:table-cell office:value-type="float" office:value="67935" calcext:value-type="float">
            <text:p>679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-10-10T00:00:00</text:p>
          </table:table-cell>
          <table:table-cell office:value-type="float" office:value="2464042.5" calcext:value-type="float">
            <text:p>2464042.5</text:p>
          </table:table-cell>
          <table:table-cell office:value-type="string" calcext:value-type="string">
            <text:p>2034-30-20T00:00:00</text:p>
          </table:table-cell>
          <table:table-cell office:value-type="float" office:value="2464041.5" calcext:value-type="float">
            <text:p>2464041.5</text:p>
          </table:table-cell>
          <table:table-cell office:value-type="float" office:value="69396.01591" calcext:value-type="float">
            <text:p>69396.01591</text:p>
          </table:table-cell>
          <table:table-cell office:value-type="float" office:value="69396" calcext:value-type="float">
            <text:p>69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6-10-10T00:00:00</text:p>
          </table:table-cell>
          <table:table-cell office:value-type="float" office:value="2473173.5" calcext:value-type="float">
            <text:p>2473173.5</text:p>
          </table:table-cell>
          <table:table-cell office:value-type="string" calcext:value-type="string">
            <text:p>2059-30-20T00:00:00</text:p>
          </table:table-cell>
          <table:table-cell office:value-type="float" office:value="2473172.5" calcext:value-type="float">
            <text:p>2473172.5</text:p>
          </table:table-cell>
          <table:table-cell office:value-type="float" office:value="78527.070635" calcext:value-type="float">
            <text:p>78527.070635</text:p>
          </table:table-cell>
          <table:table-cell office:value-type="float" office:value="78527" calcext:value-type="float">
            <text:p>785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0-10-10T00:00:00</text:p>
          </table:table-cell>
          <table:table-cell office:value-type="float" office:value="2474634.5" calcext:value-type="float">
            <text:p>2474634.5</text:p>
          </table:table-cell>
          <table:table-cell office:value-type="string" calcext:value-type="string">
            <text:p>2063-30-20T00:00:00</text:p>
          </table:table-cell>
          <table:table-cell office:value-type="float" office:value="2474633.5" calcext:value-type="float">
            <text:p>2474633.5</text:p>
          </table:table-cell>
          <table:table-cell office:value-type="float" office:value="79988.039391" calcext:value-type="float">
            <text:p>79988.039391</text:p>
          </table:table-cell>
          <table:table-cell office:value-type="float" office:value="79988" calcext:value-type="float">
            <text:p>799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4-10-10T00:00:00</text:p>
          </table:table-cell>
          <table:table-cell office:value-type="float" office:value="2476095.5" calcext:value-type="float">
            <text:p>2476095.5</text:p>
          </table:table-cell>
          <table:table-cell office:value-type="string" calcext:value-type="string">
            <text:p>2067-30-20T00:00:00</text:p>
          </table:table-cell>
          <table:table-cell office:value-type="float" office:value="2476094.5" calcext:value-type="float">
            <text:p>2476094.5</text:p>
          </table:table-cell>
          <table:table-cell office:value-type="float" office:value="81449.008147" calcext:value-type="float">
            <text:p>81449.008147</text:p>
          </table:table-cell>
          <table:table-cell office:value-type="float" office:value="81449" calcext:value-type="float">
            <text:p>814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3-10-10T00:00:00</text:p>
          </table:table-cell>
          <table:table-cell office:value-type="float" office:value="2486687.5" calcext:value-type="float">
            <text:p>2486687.5</text:p>
          </table:table-cell>
          <table:table-cell office:value-type="string" calcext:value-type="string">
            <text:p>2096-30-19T00:00:00</text:p>
          </table:table-cell>
          <table:table-cell office:value-type="float" office:value="2486686.5" calcext:value-type="float">
            <text:p>2486686.5</text:p>
          </table:table-cell>
          <table:table-cell office:value-type="float" office:value="92041.031628" calcext:value-type="float">
            <text:p>92041.031628</text:p>
          </table:table-cell>
          <table:table-cell office:value-type="float" office:value="92041" calcext:value-type="float">
            <text:p>920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7-10-10T00:00:00</text:p>
          </table:table-cell>
          <table:table-cell office:value-type="float" office:value="2488148.5" calcext:value-type="float">
            <text:p>2488148.5</text:p>
          </table:table-cell>
          <table:table-cell office:value-type="string" calcext:value-type="string">
            <text:p>2100-30-20T00:00:00</text:p>
          </table:table-cell>
          <table:table-cell office:value-type="float" office:value="2488147.5" calcext:value-type="float">
            <text:p>2488147.5</text:p>
          </table:table-cell>
          <table:table-cell office:value-type="float" office:value="93502.000384" calcext:value-type="float">
            <text:p>93502.000384</text:p>
          </table:table-cell>
          <table:table-cell office:value-type="float" office:value="93502" calcext:value-type="float">
            <text:p>935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9-10-10T00:00:00</text:p>
          </table:table-cell>
          <table:table-cell office:value-type="float" office:value="2510793.5" calcext:value-type="float">
            <text:p>2510793.5</text:p>
          </table:table-cell>
          <table:table-cell office:value-type="string" calcext:value-type="string">
            <text:p>2162-30-20T00:00:00</text:p>
          </table:table-cell>
          <table:table-cell office:value-type="float" office:value="2510792.5" calcext:value-type="float">
            <text:p>2510792.5</text:p>
          </table:table-cell>
          <table:table-cell office:value-type="float" office:value="116147.016102" calcext:value-type="float">
            <text:p>116147.016102</text:p>
          </table:table-cell>
          <table:table-cell office:value-type="float" office:value="116147" calcext:value-type="float">
            <text:p>116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2-10-10T00:00:00</text:p>
          </table:table-cell>
          <table:table-cell office:value-type="float" office:value="2522846.5" calcext:value-type="float">
            <text:p>2522846.5</text:p>
          </table:table-cell>
          <table:table-cell office:value-type="string" calcext:value-type="string">
            <text:p>2195-30-20T00:00:00</text:p>
          </table:table-cell>
          <table:table-cell office:value-type="float" office:value="2522845.5" calcext:value-type="float">
            <text:p>2522845.5</text:p>
          </table:table-cell>
          <table:table-cell office:value-type="float" office:value="128200.008339" calcext:value-type="float">
            <text:p>128200.008339</text:p>
          </table:table-cell>
          <table:table-cell office:value-type="float" office:value="128200" calcext:value-type="float">
            <text:p>1282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6-10-10T00:00:00</text:p>
          </table:table-cell>
          <table:table-cell office:value-type="float" office:value="2593702.5" calcext:value-type="float">
            <text:p>2593702.5</text:p>
          </table:table-cell>
          <table:table-cell office:value-type="string" calcext:value-type="string">
            <text:p>2389-30-21T00:00:00</text:p>
          </table:table-cell>
          <table:table-cell office:value-type="float" office:value="2593703.5" calcext:value-type="float">
            <text:p>2593703.5</text:p>
          </table:table-cell>
          <table:table-cell office:value-type="float" office:value="199056.993005" calcext:value-type="float">
            <text:p>199056.993005</text:p>
          </table:table-cell>
          <table:table-cell office:value-type="float" office:value="199056" calcext:value-type="float">
            <text:p>19905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1-10-10T00:00:00</text:p>
          </table:table-cell>
          <table:table-cell office:value-type="float" office:value="2602834.5" calcext:value-type="float">
            <text:p>2602834.5</text:p>
          </table:table-cell>
          <table:table-cell office:value-type="string" calcext:value-type="string">
            <text:p>2414-30-20T00:00:00</text:p>
          </table:table-cell>
          <table:table-cell office:value-type="float" office:value="2602833.5" calcext:value-type="float">
            <text:p>2602833.5</text:p>
          </table:table-cell>
          <table:table-cell office:value-type="float" office:value="208188.04773" calcext:value-type="float">
            <text:p>208188.04773</text:p>
          </table:table-cell>
          <table:table-cell office:value-type="float" office:value="208188" calcext:value-type="float">
            <text:p>2081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9-10-10T00:00:00</text:p>
          </table:table-cell>
          <table:table-cell office:value-type="float" office:value="2605755.5" calcext:value-type="float">
            <text:p>2605755.5</text:p>
          </table:table-cell>
          <table:table-cell office:value-type="string" calcext:value-type="string">
            <text:p>2422-30-21T00:00:00</text:p>
          </table:table-cell>
          <table:table-cell office:value-type="float" office:value="2605756.5" calcext:value-type="float">
            <text:p>2605756.5</text:p>
          </table:table-cell>
          <table:table-cell office:value-type="float" office:value="211109.985242" calcext:value-type="float">
            <text:p>211109.985242</text:p>
          </table:table-cell>
          <table:table-cell office:value-type="float" office:value="211109" calcext:value-type="float">
            <text:p>21110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3-10-10T00:00:00</text:p>
          </table:table-cell>
          <table:table-cell office:value-type="float" office:value="2607216.5" calcext:value-type="float">
            <text:p>2607216.5</text:p>
          </table:table-cell>
          <table:table-cell office:value-type="string" calcext:value-type="string">
            <text:p>2426-30-21T00:00:00</text:p>
          </table:table-cell>
          <table:table-cell office:value-type="float" office:value="2607217.5" calcext:value-type="float">
            <text:p>2607217.5</text:p>
          </table:table-cell>
          <table:table-cell office:value-type="float" office:value="212570.953998" calcext:value-type="float">
            <text:p>212570.953998</text:p>
          </table:table-cell>
          <table:table-cell office:value-type="float" office:value="212570" calcext:value-type="float">
            <text:p>21257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2-10-10T00:00:00</text:p>
          </table:table-cell>
          <table:table-cell office:value-type="float" office:value="2617808.5" calcext:value-type="float">
            <text:p>2617808.5</text:p>
          </table:table-cell>
          <table:table-cell office:value-type="string" calcext:value-type="string">
            <text:p>2455-30-21T00:00:00</text:p>
          </table:table-cell>
          <table:table-cell office:value-type="float" office:value="2617809.5" calcext:value-type="float">
            <text:p>2617809.5</text:p>
          </table:table-cell>
          <table:table-cell office:value-type="float" office:value="223162.977479" calcext:value-type="float">
            <text:p>223162.977479</text:p>
          </table:table-cell>
          <table:table-cell office:value-type="float" office:value="223162" calcext:value-type="float">
            <text:p>22316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6-10-10T00:00:00</text:p>
          </table:table-cell>
          <table:table-cell office:value-type="float" office:value="2619269.5" calcext:value-type="float">
            <text:p>2619269.5</text:p>
          </table:table-cell>
          <table:table-cell office:value-type="string" calcext:value-type="string">
            <text:p>2459-30-21T00:00:00</text:p>
          </table:table-cell>
          <table:table-cell office:value-type="float" office:value="2619270.5" calcext:value-type="float">
            <text:p>2619270.5</text:p>
          </table:table-cell>
          <table:table-cell office:value-type="float" office:value="224623.946235" calcext:value-type="float">
            <text:p>224623.946235</text:p>
          </table:table-cell>
          <table:table-cell office:value-type="float" office:value="224623" calcext:value-type="float">
            <text:p>22462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5-10-10T00:00:00</text:p>
          </table:table-cell>
          <table:table-cell office:value-type="float" office:value="2629861.5" calcext:value-type="float">
            <text:p>2629861.5</text:p>
          </table:table-cell>
          <table:table-cell office:value-type="string" calcext:value-type="string">
            <text:p>2488-30-20T00:00:00</text:p>
          </table:table-cell>
          <table:table-cell office:value-type="float" office:value="2629862.5" calcext:value-type="float">
            <text:p>2629862.5</text:p>
          </table:table-cell>
          <table:table-cell office:value-type="float" office:value="235215.969716" calcext:value-type="float">
            <text:p>235215.969716</text:p>
          </table:table-cell>
          <table:table-cell office:value-type="float" office:value="235215" calcext:value-type="float">
            <text:p>23521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7-10-10T00:00:00</text:p>
          </table:table-cell>
          <table:table-cell office:value-type="float" office:value="2652506.5" calcext:value-type="float">
            <text:p>2652506.5</text:p>
          </table:table-cell>
          <table:table-cell office:value-type="string" calcext:value-type="string">
            <text:p>2550-30-21T00:00:00</text:p>
          </table:table-cell>
          <table:table-cell office:value-type="float" office:value="2652507.5" calcext:value-type="float">
            <text:p>2652507.5</text:p>
          </table:table-cell>
          <table:table-cell office:value-type="float" office:value="257860.985434" calcext:value-type="float">
            <text:p>257860.985434</text:p>
          </table:table-cell>
          <table:table-cell office:value-type="float" office:value="257860" calcext:value-type="float">
            <text:p>25786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1-10-10T00:00:00</text:p>
          </table:table-cell>
          <table:table-cell office:value-type="float" office:value="2653967.5" calcext:value-type="float">
            <text:p>2653967.5</text:p>
          </table:table-cell>
          <table:table-cell office:value-type="string" calcext:value-type="string">
            <text:p>2554-30-21T00:00:00</text:p>
          </table:table-cell>
          <table:table-cell office:value-type="float" office:value="2653968.5" calcext:value-type="float">
            <text:p>2653968.5</text:p>
          </table:table-cell>
          <table:table-cell office:value-type="float" office:value="259321.95419" calcext:value-type="float">
            <text:p>259321.95419</text:p>
          </table:table-cell>
          <table:table-cell office:value-type="float" office:value="259321" calcext:value-type="float">
            <text:p>2593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1-10-10T00:00:00</text:p>
          </table:table-cell>
          <table:table-cell office:value-type="float" office:value="2679534.5" calcext:value-type="float">
            <text:p>2679534.5</text:p>
          </table:table-cell>
          <table:table-cell office:value-type="string" calcext:value-type="string">
            <text:p>2624-30-21T00:00:00</text:p>
          </table:table-cell>
          <table:table-cell office:value-type="float" office:value="2679535.5" calcext:value-type="float">
            <text:p>2679535.5</text:p>
          </table:table-cell>
          <table:table-cell office:value-type="float" office:value="284888.90742" calcext:value-type="float">
            <text:p>284888.90742</text:p>
          </table:table-cell>
          <table:table-cell office:value-type="float" office:value="284888" calcext:value-type="float">
            <text:p>28488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2-10-10T00:00:00</text:p>
          </table:table-cell>
          <table:table-cell office:value-type="float" office:value="2687204.5" calcext:value-type="float">
            <text:p>2687204.5</text:p>
          </table:table-cell>
          <table:table-cell office:value-type="string" calcext:value-type="string">
            <text:p>2645-30-21T00:00:00</text:p>
          </table:table-cell>
          <table:table-cell office:value-type="float" office:value="2687205.5" calcext:value-type="float">
            <text:p>2687205.5</text:p>
          </table:table-cell>
          <table:table-cell office:value-type="float" office:value="292558.993389" calcext:value-type="float">
            <text:p>292558.993389</text:p>
          </table:table-cell>
          <table:table-cell office:value-type="float" office:value="292558" calcext:value-type="float">
            <text:p>2925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6-10-10T00:00:00</text:p>
          </table:table-cell>
          <table:table-cell office:value-type="float" office:value="2688665.5" calcext:value-type="float">
            <text:p>2688665.5</text:p>
          </table:table-cell>
          <table:table-cell office:value-type="string" calcext:value-type="string">
            <text:p>2649-30-21T00:00:00</text:p>
          </table:table-cell>
          <table:table-cell office:value-type="float" office:value="2688666.5" calcext:value-type="float">
            <text:p>2688666.5</text:p>
          </table:table-cell>
          <table:table-cell office:value-type="float" office:value="294019.962145" calcext:value-type="float">
            <text:p>294019.962145</text:p>
          </table:table-cell>
          <table:table-cell office:value-type="float" office:value="294019" calcext:value-type="float">
            <text:p>29401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0-10-10T00:00:00</text:p>
          </table:table-cell>
          <table:table-cell office:value-type="float" office:value="2690126.5" calcext:value-type="float">
            <text:p>2690126.5</text:p>
          </table:table-cell>
          <table:table-cell office:value-type="string" calcext:value-type="string">
            <text:p>2653-30-21T00:00:00</text:p>
          </table:table-cell>
          <table:table-cell office:value-type="float" office:value="2690127.5" calcext:value-type="float">
            <text:p>2690127.5</text:p>
          </table:table-cell>
          <table:table-cell office:value-type="float" office:value="295480.930901" calcext:value-type="float">
            <text:p>295480.930901</text:p>
          </table:table-cell>
          <table:table-cell office:value-type="float" office:value="295480" calcext:value-type="float">
            <text:p>29548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1-10-10T00:00:00</text:p>
          </table:table-cell>
          <table:table-cell office:value-type="float" office:value="2723363.5" calcext:value-type="float">
            <text:p>2723363.5</text:p>
          </table:table-cell>
          <table:table-cell office:value-type="string" calcext:value-type="string">
            <text:p>2744-30-21T00:00:00</text:p>
          </table:table-cell>
          <table:table-cell office:value-type="float" office:value="2723364.5" calcext:value-type="float">
            <text:p>2723364.5</text:p>
          </table:table-cell>
          <table:table-cell office:value-type="float" office:value="328717.9701" calcext:value-type="float">
            <text:p>328717.9701</text:p>
          </table:table-cell>
          <table:table-cell office:value-type="float" office:value="328717" calcext:value-type="float">
            <text:p>32871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5-10-10T00:00:00</text:p>
          </table:table-cell>
          <table:table-cell office:value-type="float" office:value="2724824.5" calcext:value-type="float">
            <text:p>2724824.5</text:p>
          </table:table-cell>
          <table:table-cell office:value-type="string" calcext:value-type="string">
            <text:p>2748-30-21T00:00:00</text:p>
          </table:table-cell>
          <table:table-cell office:value-type="float" office:value="2724825.5" calcext:value-type="float">
            <text:p>2724825.5</text:p>
          </table:table-cell>
          <table:table-cell office:value-type="float" office:value="330178.938856" calcext:value-type="float">
            <text:p>330178.938856</text:p>
          </table:table-cell>
          <table:table-cell office:value-type="float" office:value="330178" calcext:value-type="float">
            <text:p>33017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9-10-10T00:00:00</text:p>
          </table:table-cell>
          <table:table-cell office:value-type="float" office:value="2726285.5" calcext:value-type="float">
            <text:p>2726285.5</text:p>
          </table:table-cell>
          <table:table-cell office:value-type="string" calcext:value-type="string">
            <text:p>2752-30-21T00:00:00</text:p>
          </table:table-cell>
          <table:table-cell office:value-type="float" office:value="2726286.5" calcext:value-type="float">
            <text:p>2726286.5</text:p>
          </table:table-cell>
          <table:table-cell office:value-type="float" office:value="331639.907612" calcext:value-type="float">
            <text:p>331639.907612</text:p>
          </table:table-cell>
          <table:table-cell office:value-type="float" office:value="331639" calcext:value-type="float">
            <text:p>33163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1-10-10T00:00:00</text:p>
          </table:table-cell>
          <table:table-cell office:value-type="float" office:value="2748930.5" calcext:value-type="float">
            <text:p>2748930.5</text:p>
          </table:table-cell>
          <table:table-cell office:value-type="string" calcext:value-type="string">
            <text:p>2814-30-21T00:00:00</text:p>
          </table:table-cell>
          <table:table-cell office:value-type="float" office:value="2748931.5" calcext:value-type="float">
            <text:p>2748931.5</text:p>
          </table:table-cell>
          <table:table-cell office:value-type="float" office:value="354284.92333" calcext:value-type="float">
            <text:p>354284.92333</text:p>
          </table:table-cell>
          <table:table-cell office:value-type="float" office:value="354284" calcext:value-type="float">
            <text:p>35428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4-10-10T00:00:00</text:p>
          </table:table-cell>
          <table:table-cell office:value-type="float" office:value="2760983.5" calcext:value-type="float">
            <text:p>2760983.5</text:p>
          </table:table-cell>
          <table:table-cell office:value-type="string" calcext:value-type="string">
            <text:p>2847-30-21T00:00:00</text:p>
          </table:table-cell>
          <table:table-cell office:value-type="float" office:value="2760984.5" calcext:value-type="float">
            <text:p>2760984.5</text:p>
          </table:table-cell>
          <table:table-cell office:value-type="float" office:value="366337.915567" calcext:value-type="float">
            <text:p>366337.915567</text:p>
          </table:table-cell>
          <table:table-cell office:value-type="float" office:value="366337" calcext:value-type="float">
            <text:p>36633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8-10-10T00:00:00</text:p>
          </table:table-cell>
          <table:table-cell office:value-type="float" office:value="2762444.5" calcext:value-type="float">
            <text:p>2762444.5</text:p>
          </table:table-cell>
          <table:table-cell office:value-type="string" calcext:value-type="string">
            <text:p>2851-30-21T00:00:00</text:p>
          </table:table-cell>
          <table:table-cell office:value-type="float" office:value="2762445.5" calcext:value-type="float">
            <text:p>2762445.5</text:p>
          </table:table-cell>
          <table:table-cell office:value-type="float" office:value="367798.884323" calcext:value-type="float">
            <text:p>367798.884323</text:p>
          </table:table-cell>
          <table:table-cell office:value-type="float" office:value="367798" calcext:value-type="float">
            <text:p>36779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1-10-10T00:00:00</text:p>
          </table:table-cell>
          <table:table-cell office:value-type="float" office:value="2774497.5" calcext:value-type="float">
            <text:p>2774497.5</text:p>
          </table:table-cell>
          <table:table-cell office:value-type="string" calcext:value-type="string">
            <text:p>2884-30-20T00:00:00</text:p>
          </table:table-cell>
          <table:table-cell office:value-type="float" office:value="2774498.5" calcext:value-type="float">
            <text:p>2774498.5</text:p>
          </table:table-cell>
          <table:table-cell office:value-type="float" office:value="379851.87656" calcext:value-type="float">
            <text:p>379851.87656</text:p>
          </table:table-cell>
          <table:table-cell office:value-type="float" office:value="379851" calcext:value-type="float">
            <text:p>37985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8-10-10T00:00:00</text:p>
          </table:table-cell>
          <table:table-cell office:value-type="float" office:value="2780706.5" calcext:value-type="float">
            <text:p>2780706.5</text:p>
          </table:table-cell>
          <table:table-cell office:value-type="string" calcext:value-type="string">
            <text:p>2901-30-21T00:00:00</text:p>
          </table:table-cell>
          <table:table-cell office:value-type="float" office:value="2780707.5" calcext:value-type="float">
            <text:p>2780707.5</text:p>
          </table:table-cell>
          <table:table-cell office:value-type="float" office:value="386060.993773" calcext:value-type="float">
            <text:p>386060.993773</text:p>
          </table:table-cell>
          <table:table-cell office:value-type="float" office:value="386060" calcext:value-type="float">
            <text:p>38606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1-10-10T00:00:00</text:p>
          </table:table-cell>
          <table:table-cell office:value-type="float" office:value="2792759.5" calcext:value-type="float">
            <text:p>2792759.5</text:p>
          </table:table-cell>
          <table:table-cell office:value-type="string" calcext:value-type="string">
            <text:p>2934-30-21T00:00:00</text:p>
          </table:table-cell>
          <table:table-cell office:value-type="float" office:value="2792760.5" calcext:value-type="float">
            <text:p>2792760.5</text:p>
          </table:table-cell>
          <table:table-cell office:value-type="float" office:value="398113.98601" calcext:value-type="float">
            <text:p>398113.98601</text:p>
          </table:table-cell>
          <table:table-cell office:value-type="float" office:value="398113" calcext:value-type="float">
            <text:p>39811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3-10-10T00:00:00</text:p>
          </table:table-cell>
          <table:table-cell office:value-type="float" office:value="2797142.5" calcext:value-type="float">
            <text:p>2797142.5</text:p>
          </table:table-cell>
          <table:table-cell office:value-type="string" calcext:value-type="string">
            <text:p>2946-30-21T00:00:00</text:p>
          </table:table-cell>
          <table:table-cell office:value-type="float" office:value="2797143.5" calcext:value-type="float">
            <text:p>2797143.5</text:p>
          </table:table-cell>
          <table:table-cell office:value-type="float" office:value="402496.892278" calcext:value-type="float">
            <text:p>402496.892278</text:p>
          </table:table-cell>
          <table:table-cell office:value-type="float" office:value="402496" calcext:value-type="float">
            <text:p>40249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7-10-10T00:00:00</text:p>
          </table:table-cell>
          <table:table-cell office:value-type="float" office:value="2798603.5" calcext:value-type="float">
            <text:p>2798603.5</text:p>
          </table:table-cell>
          <table:table-cell office:value-type="string" calcext:value-type="string">
            <text:p>2950-30-21T00:00:00</text:p>
          </table:table-cell>
          <table:table-cell office:value-type="float" office:value="2798604.5" calcext:value-type="float">
            <text:p>2798604.5</text:p>
          </table:table-cell>
          <table:table-cell office:value-type="float" office:value="403957.861034" calcext:value-type="float">
            <text:p>403957.861034</text:p>
          </table:table-cell>
          <table:table-cell office:value-type="float" office:value="403957" calcext:value-type="float">
            <text:p>40395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1-10-10T00:00:00</text:p>
          </table:table-cell>
          <table:table-cell office:value-type="float" office:value="2800064.5" calcext:value-type="float">
            <text:p>2800064.5</text:p>
          </table:table-cell>
          <table:table-cell office:value-type="string" calcext:value-type="string">
            <text:p>2954-30-21T00:00:00</text:p>
          </table:table-cell>
          <table:table-cell office:value-type="float" office:value="2800065.5" calcext:value-type="float">
            <text:p>2800065.5</text:p>
          </table:table-cell>
          <table:table-cell office:value-type="float" office:value="405418.82979" calcext:value-type="float">
            <text:p>405418.82979</text:p>
          </table:table-cell>
          <table:table-cell office:value-type="float" office:value="405418" calcext:value-type="float">
            <text:p>40541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5-10-10T00:00:00</text:p>
          </table:table-cell>
          <table:table-cell office:value-type="float" office:value="2801525.5" calcext:value-type="float">
            <text:p>2801525.5</text:p>
          </table:table-cell>
          <table:table-cell office:value-type="string" calcext:value-type="string">
            <text:p>2958-30-21T00:00:00</text:p>
          </table:table-cell>
          <table:table-cell office:value-type="float" office:value="2801526.5" calcext:value-type="float">
            <text:p>2801526.5</text:p>
          </table:table-cell>
          <table:table-cell office:value-type="float" office:value="406879.798546" calcext:value-type="float">
            <text:p>406879.798546</text:p>
          </table:table-cell>
          <table:table-cell office:value-type="float" office:value="406879" calcext:value-type="float">
            <text:p>40687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4-10-10T00:00:00</text:p>
          </table:table-cell>
          <table:table-cell office:value-type="float" office:value="2804812.5" calcext:value-type="float">
            <text:p>2804812.5</text:p>
          </table:table-cell>
          <table:table-cell office:value-type="string" calcext:value-type="string">
            <text:p>2967-30-21T00:00:00</text:p>
          </table:table-cell>
          <table:table-cell office:value-type="float" office:value="2804813.5" calcext:value-type="float">
            <text:p>2804813.5</text:p>
          </table:table-cell>
          <table:table-cell office:value-type="float" office:value="410166.978247" calcext:value-type="float">
            <text:p>410166.978247</text:p>
          </table:table-cell>
          <table:table-cell office:value-type="float" office:value="410166" calcext:value-type="float">
            <text:p>41016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8-10-10T00:00:00</text:p>
          </table:table-cell>
          <table:table-cell office:value-type="float" office:value="2806273.5" calcext:value-type="float">
            <text:p>2806273.5</text:p>
          </table:table-cell>
          <table:table-cell office:value-type="string" calcext:value-type="string">
            <text:p>2971-30-21T00:00:00</text:p>
          </table:table-cell>
          <table:table-cell office:value-type="float" office:value="2806274.5" calcext:value-type="float">
            <text:p>2806274.5</text:p>
          </table:table-cell>
          <table:table-cell office:value-type="float" office:value="411627.947003" calcext:value-type="float">
            <text:p>411627.947003</text:p>
          </table:table-cell>
          <table:table-cell office:value-type="float" office:value="411627" calcext:value-type="float">
            <text:p>41162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2-10-10T00:00:00</text:p>
          </table:table-cell>
          <table:table-cell office:value-type="float" office:value="2807734.5" calcext:value-type="float">
            <text:p>2807734.5</text:p>
          </table:table-cell>
          <table:table-cell office:value-type="string" calcext:value-type="string">
            <text:p>2975-30-21T00:00:00</text:p>
          </table:table-cell>
          <table:table-cell office:value-type="float" office:value="2807735.5" calcext:value-type="float">
            <text:p>2807735.5</text:p>
          </table:table-cell>
          <table:table-cell office:value-type="float" office:value="413088.915759" calcext:value-type="float">
            <text:p>413088.915759</text:p>
          </table:table-cell>
          <table:table-cell office:value-type="float" office:value="413088" calcext:value-type="float">
            <text:p>41308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6-10-10T00:00:00</text:p>
          </table:table-cell>
          <table:table-cell office:value-type="float" office:value="2809195.5" calcext:value-type="float">
            <text:p>2809195.5</text:p>
          </table:table-cell>
          <table:table-cell office:value-type="string" calcext:value-type="string">
            <text:p>2979-30-21T00:00:00</text:p>
          </table:table-cell>
          <table:table-cell office:value-type="float" office:value="2809196.5" calcext:value-type="float">
            <text:p>2809196.5</text:p>
          </table:table-cell>
          <table:table-cell office:value-type="float" office:value="414549.884515" calcext:value-type="float">
            <text:p>414549.884515</text:p>
          </table:table-cell>
          <table:table-cell office:value-type="float" office:value="414549" calcext:value-type="float">
            <text:p>41454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0-10-10T00:00:00</text:p>
          </table:table-cell>
          <table:table-cell office:value-type="float" office:value="2810656.5" calcext:value-type="float">
            <text:p>2810656.5</text:p>
          </table:table-cell>
          <table:table-cell office:value-type="string" calcext:value-type="string">
            <text:p>2983-30-21T00:00:00</text:p>
          </table:table-cell>
          <table:table-cell office:value-type="float" office:value="2810657.5" calcext:value-type="float">
            <text:p>2810657.5</text:p>
          </table:table-cell>
          <table:table-cell office:value-type="float" office:value="416010.853271" calcext:value-type="float">
            <text:p>416010.853271</text:p>
          </table:table-cell>
          <table:table-cell office:value-type="float" office:value="416010" calcext:value-type="float">
            <text:p>41601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4-10-10T00:00:00</text:p>
          </table:table-cell>
          <table:table-cell office:value-type="float" office:value="2812117.5" calcext:value-type="float">
            <text:p>2812117.5</text:p>
          </table:table-cell>
          <table:table-cell office:value-type="string" calcext:value-type="string">
            <text:p>2987-30-21T00:00:00</text:p>
          </table:table-cell>
          <table:table-cell office:value-type="float" office:value="2812118.5" calcext:value-type="float">
            <text:p>2812118.5</text:p>
          </table:table-cell>
          <table:table-cell office:value-type="float" office:value="417471.822027" calcext:value-type="float">
            <text:p>417471.822027</text:p>
          </table:table-cell>
          <table:table-cell office:value-type="float" office:value="417471" calcext:value-type="float">
            <text:p>41747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8-10-10T00:00:00</text:p>
          </table:table-cell>
          <table:table-cell office:value-type="float" office:value="2813578.5" calcext:value-type="float">
            <text:p>2813578.5</text:p>
          </table:table-cell>
          <table:table-cell office:value-type="string" calcext:value-type="string">
            <text:p>2991-30-21T00:00:00</text:p>
          </table:table-cell>
          <table:table-cell office:value-type="float" office:value="2813579.5" calcext:value-type="float">
            <text:p>2813579.5</text:p>
          </table:table-cell>
          <table:table-cell office:value-type="float" office:value="418932.790783" calcext:value-type="float">
            <text:p>418932.790783</text:p>
          </table:table-cell>
          <table:table-cell office:value-type="float" office:value="418932" calcext:value-type="float">
            <text:p>41893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7-10-10T00:00:00</text:p>
          </table:table-cell>
          <table:table-cell office:value-type="float" office:value="2816865.5" calcext:value-type="float">
            <text:p>2816865.5</text:p>
          </table:table-cell>
          <table:table-cell office:value-type="string" calcext:value-type="string">
            <text:p>3000-30-21T00:00:00</text:p>
          </table:table-cell>
          <table:table-cell office:value-type="float" office:value="2816866.5" calcext:value-type="float">
            <text:p>2816866.5</text:p>
          </table:table-cell>
          <table:table-cell office:value-type="float" office:value="422219.970484" calcext:value-type="float">
            <text:p>422219.970484</text:p>
          </table:table-cell>
          <table:table-cell office:value-type="float" office:value="422219" calcext:value-type="float">
            <text:p>42221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1-10-10T00:00:00</text:p>
          </table:table-cell>
          <table:table-cell office:value-type="float" office:value="2818326.5" calcext:value-type="float">
            <text:p>2818326.5</text:p>
          </table:table-cell>
          <table:table-cell office:value-type="string" calcext:value-type="string">
            <text:p>3004-30-21T00:00:00</text:p>
          </table:table-cell>
          <table:table-cell office:value-type="float" office:value="2818327.5" calcext:value-type="float">
            <text:p>2818327.5</text:p>
          </table:table-cell>
          <table:table-cell office:value-type="float" office:value="423680.93924" calcext:value-type="float">
            <text:p>423680.93924</text:p>
          </table:table-cell>
          <table:table-cell office:value-type="float" office:value="423680" calcext:value-type="float">
            <text:p>42368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7T23:15:20.237513597</dc:date>
    <meta:editing-duration>PT6M44S</meta:editing-duration>
    <meta:editing-cycles>1</meta:editing-cycles>
    <meta:document-statistic meta:table-count="1" meta:cell-count="742" meta:object-count="0"/>
    <meta:generator>LibreOffice/6.4.7.2$Linux_X86_64 LibreOffice_project/40$Build-2</meta:generator>
  </office:meta>
</office:document-meta>
</file>